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Text_20_body">
      <style:text-properties officeooo:rsid="000a42b4" officeooo:paragraph-rsid="000a42b4"/>
    </style:style>
    <style:style style:name="P4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officeooo:rsid="00077f38"/>
    </style:style>
    <style:style style:name="T2" style:family="text">
      <style:text-properties officeooo:rsid="00082179"/>
    </style:style>
    <style:style style:name="T3" style:family="text">
      <style:text-properties officeooo:rsid="0009388f"/>
    </style:style>
    <style:style style:name="T4" style:family="text">
      <style:text-properties officeooo:rsid="000a42b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3">7</text:span> : <text:span text:style-name="T1">Script</text:span></text:h>
      <text:p text:style-name="Standard"/>
      <text:p text:style-name="P1">Dans ce TP, nous allons utiliser les différents éléments assertions proposés par JMeter</text:p>
      <text:p text:style-name="P1"/>
      <text:h text:style-name="Heading_20_4" text:outline-level="4">Test fonctionnel </text:h>
      <text:p text:style-name="P2">Post-processeur + Exécution de script</text:p>
      <text:p text:style-name="Standard">Reprendre le test fonctionnel du TP précédent et implémenter le cas de test suivant :</text:p>
      <text:list xml:id="list1338154558" text:style-name="L1">
        <text:list-item>
          <text:p text:style-name="P5">TC8 : Lors <text:span text:style-name="T2">de l’ajout d’un produit</text:span>, le nombre de membres est augmenté de 1</text:p>
        </text:list-item>
      </text:list>
      <text:p text:style-name="P1"/>
      <text:p text:style-name="P1">Pour obtenir ce résultat, vous pouvez utiliser des post-processeur permettant de récupérer le nombre de <text:span text:style-name="T2">produits</text:span> puis une assertion Script permettant que le nombre de membres a augmenté de 1</text:p>
      <text:p text:style-name="P1"/>
      <text:h text:style-name="Heading_20_4" text:outline-level="4"><text:span text:style-name="T4">URLs aléatoires</text:span> </text:h>
      <text:p text:style-name="P3">Créer un fichier texte contenant un ensemble d’URLs.</text:p>
      <text:p text:style-name="P3">Ecrire un script Groovy mettant à jour une variable JMeter à partir d’une ligne lue au hasard dans le fichier d’URL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6-21T10:15:57</meta:creation-date>
    <dc:date>2020-04-05T10:48:40.757941342</dc:date>
    <meta:editing-duration>PT15H57M32S</meta:editing-duration>
    <meta:editing-cycles>30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115" meta:character-count="687" meta:non-whitespace-character-count="581"/>
  </office:meta>
</office:document-meta>
</file>